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3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./</text:p>
      <text:p text:style-name="P4">Philadelphia,/</text:p>
      <text:p text:style-name="P2"/>
      <text:p text:style-name="P2">[Page 1]</text:p>
      <text:p text:style-name="P3">For a funeral/</text:p>
      <text:p text:style-name="P2">The panegyric which some may expect now to hear,/ <text:span text:style-name="T2">was</text:span><text:span text:style-name="T3"> has been already pronounced by one who is preeminently qualified/ to eulogize this deceased Jewess for his knowledge of her was the most intimate. <text:s/>I sat by the side of/ </text:span><text:span text:style-name="T2">the</text:span><text:span text:style-name="T3"> her venerably aged husband and father of her nume-/-rous </text:span><text:span text:style-name="T2">household</text:span><text:span text:style-name="T3"> offspring, at the very moment that </text:span><text:span text:style-name="T2">this Jewess</text:span><text:span text:style-name="T3"> she/ was </text:span><text:span text:style-name="T2">gently</text:span><text:span text:style-name="T3"> calmly, painlessly exchanging the mortal for/ the immortal. <text:s/></text:span><text:span text:style-name="T2">He did not think</text:span><text:span text:style-name="T3"> Little he thought that she/ was just then crossing over to the regions where eter-/-nity awaited her, but turning to me, he tearfully/ said: "I believe that the </text:span><text:span text:style-name="T2">creature whom</text:span><text:span text:style-name="T3"> wife I am about to lose,/ was the best woman that ever lived." <text:s/>Is that/ not a superlative encomium? <text:s/>One who accom-/-panied her through this terrestrial journey for very/ nigh half a century; one who saw her unflushed/ in the years of success, unrepining in the days/ of reverses, unflinching in her </text:span><text:span text:style-name="T2">earliest</text:span><text:span text:style-name="T3"> conjugal determination/ to become a consoler and a faithful copartner, bore/ thus testimony--hyperbolically no doubt, but earnestly--to her </text:span><text:span text:style-name="T2">great</text:span><text:span text:style-name="T3"> sterling worth. <text:s/>How cold, how vapid/ would be my borrowed praises, in comparison with the </text:span><text:span text:style-name="T2">well-founded</text:span><text:span text:style-name="T3"> warm panegyric/</text:span></text:p>
      <text:p text:style-name="P2"><text:span text:style-name="T3"/></text:p>
      <text:p text:style-name="P2"><text:span text:style-name="T3">[Page 2]</text:span></text:p>
      <text:p text:style-name="P7"><text:soft-page-break/>passed<text:span text:style-name="T3"> bestowed on her character by my coreligionist who/ spoke, </text:span>so<text:span text:style-name="T3"> convinced of </text:span>the truth be uttered<text:span text:style-name="T3"> living utterance solely to the truth that he could personally vouch for! <text:s/>With him I condole in all/ sincerity, for to have remained at this stage of/ his existence without the invaluable treasure, which/ in a few </text:span>touches<text:span text:style-name="T3"> words he described </text:span>to me<text:span text:style-name="T3"> vividly, is </text:span>unutterable<text:span text:style-name="T3"> harrowing/ sorrow. <text:s/>Let me not </text:span>attempt the impossible<text:span text:style-name="T3"> venture/ </text:span>by<text:span text:style-name="T3"> on a tame eulogium, but rather ask of those to/ whom she gave birth whose departure form earth is now/ </text:span>bewailed<text:span text:style-name="T3"> lamented, that they will draw closer and closer still/ to the most distressed in their circle, and endeavour to render </text:span>the poignant<text:span text:style-name="T3"> his/ grief less </text:span>harrowing<text:span text:style-name="T3"> poignant. <text:s/>Over the remains of/ their mother, they must vow that their aged father,/ shall be lifted </text:span>up from<text:span text:style-name="T3"> above his anguish of spirit by the/ powers which filial devotion </text:span>and affection<text:span text:style-name="T3"> can exert./ <text:s/></text:span>Affecting<text:span text:style-name="T3"> Touching in its simplicity is the Talmudic illus-/-tration of the regardsful[sic!] tenderness which we ought/ to evince towards the </text:span>main author generator<text:span text:style-name="T3"> primary author of our earthly/ life. <text:s/>"How far must we go in paying him re-/-verence?" inquired some of the disciples of the Sages/ in a Babylonian college. <text:s/>The teachers' answer </text:span>of the masters<text:span text:style-name="T3">/ was the following: "There </text:span>was<text:span text:style-name="T3"> lived in the city of Ashkelon/ a heathen called Dama Ben Nethina, who possessed/</text:span></text:p>
      <text:p text:style-name="P7"><text:span text:style-name="T3"/></text:p>
      <text:p text:style-name="P7"><text:span text:style-name="T3">[Page 3]</text:span></text:p>
      <text:p text:style-name="P7"><text:span text:style-name="T3">some jewels of rare worth. <text:s/>It happened that the/ breast plate worn by the Jewish high priest had/ lost some of its precious stones. <text:s/>Anxious to replace/ them, a deputation </text:span>went<text:span text:style-name="T3"> came to Dama and offered a/ </text:span>very fair<text:span text:style-name="T3"> high price for a number of those which he owned./ <text:s/>He refused the offer. <text:s/>The messengers went away/ sadly disappointed. <text:s/>Sometime after, another deputa-/-tion </text:span>went<text:span text:style-name="T3"> repaired to the house of the heathen on the same errand offering a larger sum. <text:s/>Dama Ben Nethina/ said. <text:s/>"I know that no matter how much I should/ demand, your people would pay it, but I shall not/ take advantage of my having simply performed/ a natural duty. <text:s/>The reason that I first declined/ to entertain your proposition was this; my father had/ fallen asleep, having with him the keys of the/ chest in which the jewels you wanted were locked./ <text:s/>I dared not disturb his slumbers </text:span>any<text:span text:style-name="T3"> under any consider-/-ation. <text:s/>Now I am ready to accept your original/ offer." <text:s/>Upon this, the Talmudists remark: "If/ a heathen acted so reverentially, how must Israelites/ conduct themselves who heard at Sinai the fifth/ commandment of the Decalogue?"....Well; the sons/ and daughters of C. Z. will, I am morally certain,/</text:span></text:p>
      <text:p text:style-name="P7"><text:span text:style-name="T3"/></text:p>
      <text:p text:style-name="P7"><text:span text:style-name="T3">[Page 4]</text:span></text:p>
      <text:p text:style-name="P7">allay the anguish of spirits<text:span text:style-name="T3"> seek the repose and tranquillity[sic!] of him who is the/ deepest mourner, because his dearest associate has/ gone. <text:s/>And theirs will be the reward promised--long/ life here and bliss hereafter. <text:s/>She whose body is/ enshrouded within this coffin, but whose undying/ spirit has returned unto God that gave it, will/ beseech the Most High for the sake of her children/ that His celestial blessing may </text:span>rest upon them, and<text:span text:style-name="T3"> dwell in their midst./ <text:s/>They will then enjoy the grace of the Almighty--the/ married ones in the bosom of their respective families;/ the unmarried </text:span>in the consciousness of<text:span text:style-name="T3"> by feeling happy at having discharged/ a most solemn obligation. <text:s/>Oh! <text:s/>May faith remove/ the terrors of death pious resignation dissipate gloom, may/ the bond of love unite hearts fraternally and indisso-/-lubly. <text:s/>And for the dear departed let me pray that/ her trespasses be hidden beneath the wings of Divine/ mercy, and that she whom her children call blessed,/ </text:span>and<text:span text:style-name="T3"> while her husband praises her, may reap the/ harvest of her good planting. <text:s/>May the </text:span>chaste<text:span text:style-name="T3"> virtuous wife,/ the exemplary mother and the observant Jewess, hear voices/ in the highest, repeat, similarly to the closing sentence of/ the book of Proverbs,: [Hebrew] "Oh give unto her of the fruit of her/ hands, and let her own works praise her within the gates (of heaven)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1:32:09.42</meta:creation-date>
    <meta:document-statistic meta:table-count="0" meta:image-count="0" meta:object-count="0" meta:page-count="3" meta:paragraph-count="73" meta:word-count="1032" meta:character-count="6464"/>
    <dc:date>2012-10-25T11:59:56.53</dc:date>
    <meta:editing-duration>PT3M52S</meta:editing-duration>
    <meta:editing-cycles>1</meta:editing-cycles>
    <meta:generator>OpenOffice.org/3.4.1$Win32 OpenOffice.org_project/341m1$Build-9593</meta:generator>
  </office:meta>
</office:document-meta>
</file>